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Copyright( String copy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Maintainer( String mai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Keywords( String key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Author( String aut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Robots( String robo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